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6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9" style:family="table-cell" style:parent-style-name="Default" style:data-style-name="N6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0" style:base-cell-address="Data_Sheet.D8"/>
      <style:map style:condition="is-true-formula(msoxl:AND(NOT(ISBLANK(E8)),ISBLANK(D8)))" style:apply-style-name="cf10" style:base-cell-address="Data_Sheet.D8"/>
      <style:map style:condition="is-true-formula(msoxl:AND(NOT(ISBLANK(E8)),ISBLANK(D8)))" style:apply-style-name="cf10" style:base-cell-address="Data_Sheet.D8"/>
      <style:map style:condition="is-true-formula(msoxl:AND(NOT(ISBLANK(E8)),ISBLANK(D8)))" style:apply-style-name="cf10" style:base-cell-address="Data_Sheet.D8"/>
      <style:map style:condition="is-true-formula(msoxl:AND(NOT(ISBLANK(E8)),ISBLANK(D8)))" style:apply-style-name="cf10" style:base-cell-address="Data_Sheet.D8"/>
      <style:map style:condition="is-true-formula(msoxl:AND(NOT(ISBLANK(E8)),ISBLANK(D8)))" style:apply-style-name="cf10" style:base-cell-address="Data_Sheet.D8"/>
      <style:map style:condition="is-true-formula(msoxl:AND(NOT(ISBLANK(E8)),ISBLANK(D8)))" style:apply-style-name="cf10" style:base-cell-address="Data_Sheet.D8"/>
      <style:map style:condition="is-true-formula(msoxl:AND(NOT(ISBLANK(E8)),ISBLANK(D8)))" style:apply-style-name="cf10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0" style:base-cell-address="Data_Sheet.D9"/>
      <style:map style:condition="is-true-formula(msoxl:AND(NOT(ISBLANK(E9)),ISBLANK(D9)))" style:apply-style-name="cf10" style:base-cell-address="Data_Sheet.D9"/>
      <style:map style:condition="is-true-formula(msoxl:AND(NOT(ISBLANK(E9)),ISBLANK(D9)))" style:apply-style-name="cf10" style:base-cell-address="Data_Sheet.D9"/>
      <style:map style:condition="is-true-formula(msoxl:AND(NOT(ISBLANK(E9)),ISBLANK(D9)))" style:apply-style-name="cf10" style:base-cell-address="Data_Sheet.D9"/>
      <style:map style:condition="is-true-formula(msoxl:AND(NOT(ISBLANK(E9)),ISBLANK(D9)))" style:apply-style-name="cf10" style:base-cell-address="Data_Sheet.D9"/>
      <style:map style:condition="is-true-formula(msoxl:AND(NOT(ISBLANK(E9)),ISBLANK(D9)))" style:apply-style-name="cf10" style:base-cell-address="Data_Sheet.D9"/>
      <style:map style:condition="is-true-formula(msoxl:AND(NOT(ISBLANK(E9)),ISBLANK(D9)))" style:apply-style-name="cf10" style:base-cell-address="Data_Sheet.D9"/>
      <style:map style:condition="is-true-formula(msoxl:AND(NOT(ISBLANK(E9)),ISBLANK(D9)))" style:apply-style-name="cf10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0" style:base-cell-address="Data_Sheet.E8"/>
      <style:map style:condition="is-true-formula(msoxl:AND(NOT(ISBLANK(D8)),ISBLANK(E8)))" style:apply-style-name="cf10" style:base-cell-address="Data_Sheet.E8"/>
      <style:map style:condition="is-true-formula(msoxl:AND(NOT(ISBLANK(D8)),ISBLANK(E8)))" style:apply-style-name="cf10" style:base-cell-address="Data_Sheet.E8"/>
      <style:map style:condition="is-true-formula(msoxl:AND(NOT(ISBLANK(D8)),ISBLANK(E8)))" style:apply-style-name="cf10" style:base-cell-address="Data_Sheet.E8"/>
      <style:map style:condition="is-true-formula(msoxl:AND(NOT(ISBLANK(D8)),ISBLANK(E8)))" style:apply-style-name="cf10" style:base-cell-address="Data_Sheet.E8"/>
      <style:map style:condition="is-true-formula(msoxl:AND(NOT(ISBLANK(D8)),ISBLANK(E8)))" style:apply-style-name="cf10" style:base-cell-address="Data_Sheet.E8"/>
      <style:map style:condition="is-true-formula(msoxl:AND(NOT(ISBLANK(D8)),ISBLANK(E8)))" style:apply-style-name="cf10" style:base-cell-address="Data_Sheet.E8"/>
      <style:map style:condition="is-true-formula(msoxl:AND(NOT(ISBLANK(D8)),ISBLANK(E8)))" style:apply-style-name="cf10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0" style:base-cell-address="Data_Sheet.E9"/>
      <style:map style:condition="is-true-formula(msoxl:AND(NOT(ISBLANK(D9)),ISBLANK(E9)))" style:apply-style-name="cf10" style:base-cell-address="Data_Sheet.E9"/>
      <style:map style:condition="is-true-formula(msoxl:AND(NOT(ISBLANK(D9)),ISBLANK(E9)))" style:apply-style-name="cf10" style:base-cell-address="Data_Sheet.E9"/>
      <style:map style:condition="is-true-formula(msoxl:AND(NOT(ISBLANK(D9)),ISBLANK(E9)))" style:apply-style-name="cf10" style:base-cell-address="Data_Sheet.E9"/>
      <style:map style:condition="is-true-formula(msoxl:AND(NOT(ISBLANK(D9)),ISBLANK(E9)))" style:apply-style-name="cf10" style:base-cell-address="Data_Sheet.E9"/>
      <style:map style:condition="is-true-formula(msoxl:AND(NOT(ISBLANK(D9)),ISBLANK(E9)))" style:apply-style-name="cf10" style:base-cell-address="Data_Sheet.E9"/>
      <style:map style:condition="is-true-formula(msoxl:AND(NOT(ISBLANK(D9)),ISBLANK(E9)))" style:apply-style-name="cf10" style:base-cell-address="Data_Sheet.E9"/>
      <style:map style:condition="is-true-formula(msoxl:AND(NOT(ISBLANK(D9)),ISBLANK(E9)))" style:apply-style-name="cf10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0" style:base-cell-address="Data_Sheet.F8"/>
      <style:map style:condition="is-true-formula(msoxl:AND(NOT(ISBLANK(G8)),ISBLANK(F8)))" style:apply-style-name="cf10" style:base-cell-address="Data_Sheet.F8"/>
      <style:map style:condition="is-true-formula(msoxl:AND(NOT(ISBLANK(G8)),ISBLANK(F8)))" style:apply-style-name="cf10" style:base-cell-address="Data_Sheet.F8"/>
      <style:map style:condition="is-true-formula(msoxl:AND(NOT(ISBLANK(G8)),ISBLANK(F8)))" style:apply-style-name="cf10" style:base-cell-address="Data_Sheet.F8"/>
      <style:map style:condition="is-true-formula(msoxl:AND(NOT(ISBLANK(G8)),ISBLANK(F8)))" style:apply-style-name="cf10" style:base-cell-address="Data_Sheet.F8"/>
      <style:map style:condition="is-true-formula(msoxl:AND(NOT(ISBLANK(G8)),ISBLANK(F8)))" style:apply-style-name="cf10" style:base-cell-address="Data_Sheet.F8"/>
      <style:map style:condition="is-true-formula(msoxl:AND(NOT(ISBLANK(G8)),ISBLANK(F8)))" style:apply-style-name="cf10" style:base-cell-address="Data_Sheet.F8"/>
      <style:map style:condition="is-true-formula(msoxl:AND(NOT(ISBLANK(G8)),ISBLANK(F8)))" style:apply-style-name="cf10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0" style:base-cell-address="Data_Sheet.G9"/>
      <style:map style:condition="is-true-formula(msoxl:AND(NOT(ISBLANK(F9)),ISBLANK(G9)))" style:apply-style-name="cf10" style:base-cell-address="Data_Sheet.G9"/>
      <style:map style:condition="is-true-formula(msoxl:AND(NOT(ISBLANK(F9)),ISBLANK(G9)))" style:apply-style-name="cf10" style:base-cell-address="Data_Sheet.G9"/>
      <style:map style:condition="is-true-formula(msoxl:AND(NOT(ISBLANK(F9)),ISBLANK(G9)))" style:apply-style-name="cf10" style:base-cell-address="Data_Sheet.G9"/>
      <style:map style:condition="is-true-formula(msoxl:AND(NOT(ISBLANK(F9)),ISBLANK(G9)))" style:apply-style-name="cf10" style:base-cell-address="Data_Sheet.G9"/>
      <style:map style:condition="is-true-formula(msoxl:AND(NOT(ISBLANK(F9)),ISBLANK(G9)))" style:apply-style-name="cf10" style:base-cell-address="Data_Sheet.G9"/>
      <style:map style:condition="is-true-formula(msoxl:AND(NOT(ISBLANK(F9)),ISBLANK(G9)))" style:apply-style-name="cf10" style:base-cell-address="Data_Sheet.G9"/>
      <style:map style:condition="is-true-formula(msoxl:AND(NOT(ISBLANK(F9)),ISBLANK(G9)))" style:apply-style-name="cf10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0" style:base-cell-address="Data_Sheet.G8"/>
      <style:map style:condition="is-true-formula(msoxl:AND(NOT(ISBLANK(F8)),ISBLANK(G8)))" style:apply-style-name="cf10" style:base-cell-address="Data_Sheet.G8"/>
      <style:map style:condition="is-true-formula(msoxl:AND(NOT(ISBLANK(F8)),ISBLANK(G8)))" style:apply-style-name="cf10" style:base-cell-address="Data_Sheet.G8"/>
      <style:map style:condition="is-true-formula(msoxl:AND(NOT(ISBLANK(F8)),ISBLANK(G8)))" style:apply-style-name="cf10" style:base-cell-address="Data_Sheet.G8"/>
      <style:map style:condition="is-true-formula(msoxl:AND(NOT(ISBLANK(F8)),ISBLANK(G8)))" style:apply-style-name="cf10" style:base-cell-address="Data_Sheet.G8"/>
      <style:map style:condition="is-true-formula(msoxl:AND(NOT(ISBLANK(F8)),ISBLANK(G8)))" style:apply-style-name="cf10" style:base-cell-address="Data_Sheet.G8"/>
      <style:map style:condition="is-true-formula(msoxl:AND(NOT(ISBLANK(F8)),ISBLANK(G8)))" style:apply-style-name="cf10" style:base-cell-address="Data_Sheet.G8"/>
      <style:map style:condition="is-true-formula(msoxl:AND(NOT(ISBLANK(F8)),ISBLANK(G8)))" style:apply-style-name="cf10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0" style:base-cell-address="Data_Sheet.F9"/>
      <style:map style:condition="is-true-formula(msoxl:AND(NOT(ISBLANK(G9)),ISBLANK(F9)))" style:apply-style-name="cf10" style:base-cell-address="Data_Sheet.F9"/>
      <style:map style:condition="is-true-formula(msoxl:AND(NOT(ISBLANK(G9)),ISBLANK(F9)))" style:apply-style-name="cf10" style:base-cell-address="Data_Sheet.F9"/>
      <style:map style:condition="is-true-formula(msoxl:AND(NOT(ISBLANK(G9)),ISBLANK(F9)))" style:apply-style-name="cf10" style:base-cell-address="Data_Sheet.F9"/>
      <style:map style:condition="is-true-formula(msoxl:AND(NOT(ISBLANK(G9)),ISBLANK(F9)))" style:apply-style-name="cf10" style:base-cell-address="Data_Sheet.F9"/>
      <style:map style:condition="is-true-formula(msoxl:AND(NOT(ISBLANK(G9)),ISBLANK(F9)))" style:apply-style-name="cf10" style:base-cell-address="Data_Sheet.F9"/>
      <style:map style:condition="is-true-formula(msoxl:AND(NOT(ISBLANK(G9)),ISBLANK(F9)))" style:apply-style-name="cf10" style:base-cell-address="Data_Sheet.F9"/>
      <style:map style:condition="is-true-formula(msoxl:AND(NOT(ISBLANK(G9)),ISBLANK(F9)))" style:apply-style-name="cf10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9" style:base-cell-address="Data_Sheet.N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0" style:base-cell-address="Data_Sheet.M9"/>
      <style:map style:condition="is-true-formula(msoxl:AND(NOT(ISBLANK(L9)),ISBLANK(M9)))" style:apply-style-name="cf10" style:base-cell-address="Data_Sheet.M9"/>
      <style:map style:condition="is-true-formula(msoxl:AND(NOT(ISBLANK(L9)),ISBLANK(M9)))" style:apply-style-name="cf10" style:base-cell-address="Data_Sheet.M9"/>
      <style:map style:condition="is-true-formula(msoxl:AND(NOT(ISBLANK(L9)),ISBLANK(M9)))" style:apply-style-name="cf10" style:base-cell-address="Data_Sheet.M9"/>
      <style:map style:condition="is-true-formula(msoxl:AND(NOT(ISBLANK(L9)),ISBLANK(M9)))" style:apply-style-name="cf10" style:base-cell-address="Data_Sheet.M9"/>
      <style:map style:condition="is-true-formula(msoxl:AND(NOT(ISBLANK(L9)),ISBLANK(M9)))" style:apply-style-name="cf10" style:base-cell-address="Data_Sheet.M9"/>
      <style:map style:condition="is-true-formula(msoxl:AND(NOT(ISBLANK(L9)),ISBLANK(M9)))" style:apply-style-name="cf10" style:base-cell-address="Data_Sheet.M9"/>
      <style:map style:condition="is-true-formula(msoxl:AND(NOT(ISBLANK(L9)),ISBLANK(M9)))" style:apply-style-name="cf10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0" style:base-cell-address="Data_Sheet.M8"/>
      <style:map style:condition="is-true-formula(msoxl:AND(NOT(ISBLANK(L8)),ISBLANK(M8)))" style:apply-style-name="cf10" style:base-cell-address="Data_Sheet.M8"/>
      <style:map style:condition="is-true-formula(msoxl:AND(NOT(ISBLANK(L8)),ISBLANK(M8)))" style:apply-style-name="cf10" style:base-cell-address="Data_Sheet.M8"/>
      <style:map style:condition="is-true-formula(msoxl:AND(NOT(ISBLANK(L8)),ISBLANK(M8)))" style:apply-style-name="cf10" style:base-cell-address="Data_Sheet.M8"/>
      <style:map style:condition="is-true-formula(msoxl:AND(NOT(ISBLANK(L8)),ISBLANK(M8)))" style:apply-style-name="cf10" style:base-cell-address="Data_Sheet.M8"/>
      <style:map style:condition="is-true-formula(msoxl:AND(NOT(ISBLANK(L8)),ISBLANK(M8)))" style:apply-style-name="cf10" style:base-cell-address="Data_Sheet.M8"/>
      <style:map style:condition="is-true-formula(msoxl:AND(NOT(ISBLANK(L8)),ISBLANK(M8)))" style:apply-style-name="cf10" style:base-cell-address="Data_Sheet.M8"/>
      <style:map style:condition="is-true-formula(msoxl:AND(NOT(ISBLANK(L8)),ISBLANK(M8)))" style:apply-style-name="cf10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0" style:base-cell-address="Data_Sheet.N8"/>
      <style:map style:condition="is-true-formula(msoxl:AND(NOT(ISBLANK(O8)),ISBLANK(N8)))" style:apply-style-name="cf10" style:base-cell-address="Data_Sheet.N8"/>
      <style:map style:condition="is-true-formula(msoxl:AND(NOT(ISBLANK(O8)),ISBLANK(N8)))" style:apply-style-name="cf10" style:base-cell-address="Data_Sheet.N8"/>
      <style:map style:condition="is-true-formula(msoxl:AND(NOT(ISBLANK(O8)),ISBLANK(N8)))" style:apply-style-name="cf10" style:base-cell-address="Data_Sheet.N8"/>
      <style:map style:condition="is-true-formula(msoxl:AND(NOT(ISBLANK(O8)),ISBLANK(N8)))" style:apply-style-name="cf10" style:base-cell-address="Data_Sheet.N8"/>
      <style:map style:condition="is-true-formula(msoxl:AND(NOT(ISBLANK(O8)),ISBLANK(N8)))" style:apply-style-name="cf10" style:base-cell-address="Data_Sheet.N8"/>
      <style:map style:condition="is-true-formula(msoxl:AND(NOT(ISBLANK(O8)),ISBLANK(N8)))" style:apply-style-name="cf10" style:base-cell-address="Data_Sheet.N8"/>
      <style:map style:condition="is-true-formula(msoxl:AND(NOT(ISBLANK(O8)),ISBLANK(N8)))" style:apply-style-name="cf10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0" style:base-cell-address="Data_Sheet.N9"/>
      <style:map style:condition="is-true-formula(msoxl:AND(NOT(ISBLANK(O9)),ISBLANK(N9)))" style:apply-style-name="cf10" style:base-cell-address="Data_Sheet.N9"/>
      <style:map style:condition="is-true-formula(msoxl:AND(NOT(ISBLANK(O9)),ISBLANK(N9)))" style:apply-style-name="cf10" style:base-cell-address="Data_Sheet.N9"/>
      <style:map style:condition="is-true-formula(msoxl:AND(NOT(ISBLANK(O9)),ISBLANK(N9)))" style:apply-style-name="cf10" style:base-cell-address="Data_Sheet.N9"/>
      <style:map style:condition="is-true-formula(msoxl:AND(NOT(ISBLANK(O9)),ISBLANK(N9)))" style:apply-style-name="cf10" style:base-cell-address="Data_Sheet.N9"/>
      <style:map style:condition="is-true-formula(msoxl:AND(NOT(ISBLANK(O9)),ISBLANK(N9)))" style:apply-style-name="cf10" style:base-cell-address="Data_Sheet.N9"/>
      <style:map style:condition="is-true-formula(msoxl:AND(NOT(ISBLANK(O9)),ISBLANK(N9)))" style:apply-style-name="cf10" style:base-cell-address="Data_Sheet.N9"/>
      <style:map style:condition="is-true-formula(msoxl:AND(NOT(ISBLANK(O9)),ISBLANK(N9)))" style:apply-style-name="cf10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0" style:base-cell-address="Data_Sheet.O8"/>
      <style:map style:condition="is-true-formula(msoxl:AND(NOT(ISBLANK(N8)),ISBLANK(O8)))" style:apply-style-name="cf10" style:base-cell-address="Data_Sheet.O8"/>
      <style:map style:condition="is-true-formula(msoxl:AND(NOT(ISBLANK(N8)),ISBLANK(O8)))" style:apply-style-name="cf10" style:base-cell-address="Data_Sheet.O8"/>
      <style:map style:condition="is-true-formula(msoxl:AND(NOT(ISBLANK(N8)),ISBLANK(O8)))" style:apply-style-name="cf10" style:base-cell-address="Data_Sheet.O8"/>
      <style:map style:condition="is-true-formula(msoxl:AND(NOT(ISBLANK(N8)),ISBLANK(O8)))" style:apply-style-name="cf10" style:base-cell-address="Data_Sheet.O8"/>
      <style:map style:condition="is-true-formula(msoxl:AND(NOT(ISBLANK(N8)),ISBLANK(O8)))" style:apply-style-name="cf10" style:base-cell-address="Data_Sheet.O8"/>
      <style:map style:condition="is-true-formula(msoxl:AND(NOT(ISBLANK(N8)),ISBLANK(O8)))" style:apply-style-name="cf10" style:base-cell-address="Data_Sheet.O8"/>
      <style:map style:condition="is-true-formula(msoxl:AND(NOT(ISBLANK(N8)),ISBLANK(O8)))" style:apply-style-name="cf10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0" style:base-cell-address="Data_Sheet.O9"/>
      <style:map style:condition="is-true-formula(msoxl:AND(NOT(ISBLANK(N9)),ISBLANK(O9)))" style:apply-style-name="cf10" style:base-cell-address="Data_Sheet.O9"/>
      <style:map style:condition="is-true-formula(msoxl:AND(NOT(ISBLANK(N9)),ISBLANK(O9)))" style:apply-style-name="cf10" style:base-cell-address="Data_Sheet.O9"/>
      <style:map style:condition="is-true-formula(msoxl:AND(NOT(ISBLANK(N9)),ISBLANK(O9)))" style:apply-style-name="cf10" style:base-cell-address="Data_Sheet.O9"/>
      <style:map style:condition="is-true-formula(msoxl:AND(NOT(ISBLANK(N9)),ISBLANK(O9)))" style:apply-style-name="cf10" style:base-cell-address="Data_Sheet.O9"/>
      <style:map style:condition="is-true-formula(msoxl:AND(NOT(ISBLANK(N9)),ISBLANK(O9)))" style:apply-style-name="cf10" style:base-cell-address="Data_Sheet.O9"/>
      <style:map style:condition="is-true-formula(msoxl:AND(NOT(ISBLANK(N9)),ISBLANK(O9)))" style:apply-style-name="cf10" style:base-cell-address="Data_Sheet.O9"/>
      <style:map style:condition="is-true-formula(msoxl:AND(NOT(ISBLANK(N9)),ISBLANK(O9)))" style:apply-style-name="cf10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E6)),ISBLANK(D6)))" style:apply-style-name="cf9" style:base-cell-address="Data_Sheet.D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7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Q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Q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10" style:base-cell-address="Data_Sheet.R4"/>
      <style:map style:condition="is-true-formula(msoxl:AND(NOT(ISBLANK(R4)),ISBLANK(S4)))" style:apply-style-name="cf10" style:base-cell-address="Data_Sheet.S4"/>
      <style:map style:condition="is-true-formula(msoxl:AND(NOT(ISBLANK(S4)),ISBLANK(R4)))" style:apply-style-name="cf10" style:base-cell-address="Data_Sheet.R4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8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8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8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8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0" style:base-cell-address="Data_Sheet.R6"/>
      <style:map style:condition="is-true-formula(msoxl:AND(NOT(ISBLANK(S6)),ISBLANK(R6)))" style:apply-style-name="cf10" style:base-cell-address="Data_Sheet.R6"/>
      <style:map style:condition="is-true-formula(msoxl:AND(NOT(ISBLANK(S6)),ISBLANK(R6)))" style:apply-style-name="cf10" style:base-cell-address="Data_Sheet.R6"/>
      <style:map style:condition="is-true-formula(msoxl:AND(NOT(ISBLANK(S6)),ISBLANK(R6)))" style:apply-style-name="cf10" style:base-cell-address="Data_Sheet.R6"/>
      <style:map style:condition="is-true-formula(msoxl:AND(NOT(ISBLANK(S6)),ISBLANK(R6)))" style:apply-style-name="cf10" style:base-cell-address="Data_Sheet.R6"/>
      <style:map style:condition="is-true-formula(msoxl:AND(NOT(ISBLANK(S6)),ISBLANK(R6)))" style:apply-style-name="cf10" style:base-cell-address="Data_Sheet.R6"/>
      <style:map style:condition="is-true-formula(msoxl:AND(NOT(ISBLANK(S6)),ISBLANK(R6)))" style:apply-style-name="cf10" style:base-cell-address="Data_Sheet.R6"/>
      <style:map style:condition="is-true-formula(msoxl:AND(NOT(ISBLANK(S6)),ISBLANK(R6)))" style:apply-style-name="cf10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10" style:base-cell-address="Data_Sheet.S6"/>
      <style:map style:condition="is-true-formula(msoxl:AND(NOT(ISBLANK(R6)),ISBLANK(S6)))" style:apply-style-name="cf10" style:base-cell-address="Data_Sheet.S6"/>
      <style:map style:condition="is-true-formula(msoxl:AND(NOT(ISBLANK(T6)),ISBLANK(S6)))" style:apply-style-name="cf10" style:base-cell-address="Data_Sheet.S6"/>
      <style:map style:condition="is-true-formula(msoxl:AND(NOT(ISBLANK(R6)),ISBLANK(S6)))" style:apply-style-name="cf10" style:base-cell-address="Data_Sheet.S6"/>
      <style:map style:condition="is-true-formula(msoxl:AND(NOT(ISBLANK(R6)),ISBLANK(S6)))" style:apply-style-name="cf10" style:base-cell-address="Data_Sheet.S6"/>
      <style:map style:condition="is-true-formula(msoxl:AND(NOT(ISBLANK(R6)),ISBLANK(S6)))" style:apply-style-name="cf10" style:base-cell-address="Data_Sheet.S6"/>
      <style:map style:condition="is-true-formula(msoxl:AND(NOT(ISBLANK(R6)),ISBLANK(S6)))" style:apply-style-name="cf10" style:base-cell-address="Data_Sheet.S6"/>
      <style:map style:condition="is-true-formula(msoxl:AND(NOT(ISBLANK(R6)),ISBLANK(S6)))" style:apply-style-name="cf10" style:base-cell-address="Data_Sheet.S6"/>
      <style:map style:condition="is-true-formula(msoxl:AND(NOT(ISBLANK(R6)),ISBLANK(S6)))" style:apply-style-name="cf10" style:base-cell-address="Data_Sheet.S6"/>
      <style:map style:condition="is-true-formula(msoxl:AND(NOT(ISBLANK(R6)),ISBLANK(S6)))" style:apply-style-name="cf10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0" style:base-cell-address="Data_Sheet.I8"/>
      <style:map style:condition="is-true-formula(msoxl:AND(NOT(ISBLANK(H8)),ISBLANK(I8)))" style:apply-style-name="cf10" style:base-cell-address="Data_Sheet.I8"/>
      <style:map style:condition="is-true-formula(msoxl:AND(NOT(ISBLANK(H8)),ISBLANK(I8)))" style:apply-style-name="cf10" style:base-cell-address="Data_Sheet.I8"/>
      <style:map style:condition="is-true-formula(msoxl:AND(NOT(ISBLANK(H8)),ISBLANK(I8)))" style:apply-style-name="cf10" style:base-cell-address="Data_Sheet.I8"/>
      <style:map style:condition="is-true-formula(msoxl:AND(NOT(ISBLANK(H8)),ISBLANK(I8)))" style:apply-style-name="cf10" style:base-cell-address="Data_Sheet.I8"/>
      <style:map style:condition="is-true-formula(msoxl:AND(NOT(ISBLANK(H8)),ISBLANK(I8)))" style:apply-style-name="cf10" style:base-cell-address="Data_Sheet.I8"/>
      <style:map style:condition="is-true-formula(msoxl:AND(NOT(ISBLANK(H8)),ISBLANK(I8)))" style:apply-style-name="cf10" style:base-cell-address="Data_Sheet.I8"/>
      <style:map style:condition="is-true-formula(msoxl:AND(NOT(ISBLANK(H8)),ISBLANK(I8)))" style:apply-style-name="cf10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0" style:base-cell-address="Data_Sheet.H8"/>
      <style:map style:condition="is-true-formula(msoxl:AND(NOT(ISBLANK(I8)),ISBLANK(H8)))" style:apply-style-name="cf10" style:base-cell-address="Data_Sheet.H8"/>
      <style:map style:condition="is-true-formula(msoxl:AND(NOT(ISBLANK(I8)),ISBLANK(H8)))" style:apply-style-name="cf10" style:base-cell-address="Data_Sheet.H8"/>
      <style:map style:condition="is-true-formula(msoxl:AND(NOT(ISBLANK(I8)),ISBLANK(H8)))" style:apply-style-name="cf10" style:base-cell-address="Data_Sheet.H8"/>
      <style:map style:condition="is-true-formula(msoxl:AND(NOT(ISBLANK(I8)),ISBLANK(H8)))" style:apply-style-name="cf10" style:base-cell-address="Data_Sheet.H8"/>
      <style:map style:condition="is-true-formula(msoxl:AND(NOT(ISBLANK(I8)),ISBLANK(H8)))" style:apply-style-name="cf10" style:base-cell-address="Data_Sheet.H8"/>
      <style:map style:condition="is-true-formula(msoxl:AND(NOT(ISBLANK(I8)),ISBLANK(H8)))" style:apply-style-name="cf10" style:base-cell-address="Data_Sheet.H8"/>
      <style:map style:condition="is-true-formula(msoxl:AND(NOT(ISBLANK(I8)),ISBLANK(H8)))" style:apply-style-name="cf10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0" style:base-cell-address="Data_Sheet.I9"/>
      <style:map style:condition="is-true-formula(msoxl:AND(NOT(ISBLANK(H9)),ISBLANK(I9)))" style:apply-style-name="cf10" style:base-cell-address="Data_Sheet.I9"/>
      <style:map style:condition="is-true-formula(msoxl:AND(NOT(ISBLANK(H9)),ISBLANK(I9)))" style:apply-style-name="cf10" style:base-cell-address="Data_Sheet.I9"/>
      <style:map style:condition="is-true-formula(msoxl:AND(NOT(ISBLANK(H9)),ISBLANK(I9)))" style:apply-style-name="cf10" style:base-cell-address="Data_Sheet.I9"/>
      <style:map style:condition="is-true-formula(msoxl:AND(NOT(ISBLANK(H9)),ISBLANK(I9)))" style:apply-style-name="cf10" style:base-cell-address="Data_Sheet.I9"/>
      <style:map style:condition="is-true-formula(msoxl:AND(NOT(ISBLANK(H9)),ISBLANK(I9)))" style:apply-style-name="cf10" style:base-cell-address="Data_Sheet.I9"/>
      <style:map style:condition="is-true-formula(msoxl:AND(NOT(ISBLANK(H9)),ISBLANK(I9)))" style:apply-style-name="cf10" style:base-cell-address="Data_Sheet.I9"/>
      <style:map style:condition="is-true-formula(msoxl:AND(NOT(ISBLANK(H9)),ISBLANK(I9)))" style:apply-style-name="cf10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0" style:base-cell-address="Data_Sheet.H9"/>
      <style:map style:condition="is-true-formula(msoxl:AND(NOT(ISBLANK(I9)),ISBLANK(H9)))" style:apply-style-name="cf10" style:base-cell-address="Data_Sheet.H9"/>
      <style:map style:condition="is-true-formula(msoxl:AND(NOT(ISBLANK(I9)),ISBLANK(H9)))" style:apply-style-name="cf10" style:base-cell-address="Data_Sheet.H9"/>
      <style:map style:condition="is-true-formula(msoxl:AND(NOT(ISBLANK(I9)),ISBLANK(H9)))" style:apply-style-name="cf10" style:base-cell-address="Data_Sheet.H9"/>
      <style:map style:condition="is-true-formula(msoxl:AND(NOT(ISBLANK(I9)),ISBLANK(H9)))" style:apply-style-name="cf10" style:base-cell-address="Data_Sheet.H9"/>
      <style:map style:condition="is-true-formula(msoxl:AND(NOT(ISBLANK(I9)),ISBLANK(H9)))" style:apply-style-name="cf10" style:base-cell-address="Data_Sheet.H9"/>
      <style:map style:condition="is-true-formula(msoxl:AND(NOT(ISBLANK(I9)),ISBLANK(H9)))" style:apply-style-name="cf10" style:base-cell-address="Data_Sheet.H9"/>
      <style:map style:condition="is-true-formula(msoxl:AND(NOT(ISBLANK(I9)),ISBLANK(H9)))" style:apply-style-name="cf10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I4)))" style:apply-style-name="cf9" style:base-cell-address="Data_Sheet.I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K4)))" style:apply-style-name="cf9" style:base-cell-address="Data_Sheet.K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0" style:base-cell-address="Data_Sheet.J9"/>
      <style:map style:condition="is-true-formula(msoxl:AND(NOT(ISBLANK(K9)),ISBLANK(J9)))" style:apply-style-name="cf10" style:base-cell-address="Data_Sheet.J9"/>
      <style:map style:condition="is-true-formula(msoxl:AND(NOT(ISBLANK(K9)),ISBLANK(J9)))" style:apply-style-name="cf10" style:base-cell-address="Data_Sheet.J9"/>
      <style:map style:condition="is-true-formula(msoxl:AND(NOT(ISBLANK(K9)),ISBLANK(J9)))" style:apply-style-name="cf10" style:base-cell-address="Data_Sheet.J9"/>
      <style:map style:condition="is-true-formula(msoxl:AND(NOT(ISBLANK(K9)),ISBLANK(J9)))" style:apply-style-name="cf10" style:base-cell-address="Data_Sheet.J9"/>
      <style:map style:condition="is-true-formula(msoxl:AND(NOT(ISBLANK(K9)),ISBLANK(J9)))" style:apply-style-name="cf10" style:base-cell-address="Data_Sheet.J9"/>
      <style:map style:condition="is-true-formula(msoxl:AND(NOT(ISBLANK(K9)),ISBLANK(J9)))" style:apply-style-name="cf10" style:base-cell-address="Data_Sheet.J9"/>
      <style:map style:condition="is-true-formula(msoxl:AND(NOT(ISBLANK(K9)),ISBLANK(J9)))" style:apply-style-name="cf10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0" style:base-cell-address="Data_Sheet.J8"/>
      <style:map style:condition="is-true-formula(msoxl:AND(NOT(ISBLANK(K8)),ISBLANK(J8)))" style:apply-style-name="cf10" style:base-cell-address="Data_Sheet.J8"/>
      <style:map style:condition="is-true-formula(msoxl:AND(NOT(ISBLANK(K8)),ISBLANK(J8)))" style:apply-style-name="cf10" style:base-cell-address="Data_Sheet.J8"/>
      <style:map style:condition="is-true-formula(msoxl:AND(NOT(ISBLANK(K8)),ISBLANK(J8)))" style:apply-style-name="cf10" style:base-cell-address="Data_Sheet.J8"/>
      <style:map style:condition="is-true-formula(msoxl:AND(NOT(ISBLANK(K8)),ISBLANK(J8)))" style:apply-style-name="cf10" style:base-cell-address="Data_Sheet.J8"/>
      <style:map style:condition="is-true-formula(msoxl:AND(NOT(ISBLANK(K8)),ISBLANK(J8)))" style:apply-style-name="cf10" style:base-cell-address="Data_Sheet.J8"/>
      <style:map style:condition="is-true-formula(msoxl:AND(NOT(ISBLANK(K8)),ISBLANK(J8)))" style:apply-style-name="cf10" style:base-cell-address="Data_Sheet.J8"/>
      <style:map style:condition="is-true-formula(msoxl:AND(NOT(ISBLANK(K8)),ISBLANK(J8)))" style:apply-style-name="cf10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0" style:base-cell-address="Data_Sheet.K8"/>
      <style:map style:condition="is-true-formula(msoxl:AND(NOT(ISBLANK(J8)),ISBLANK(K8)))" style:apply-style-name="cf10" style:base-cell-address="Data_Sheet.K8"/>
      <style:map style:condition="is-true-formula(msoxl:AND(NOT(ISBLANK(J8)),ISBLANK(K8)))" style:apply-style-name="cf10" style:base-cell-address="Data_Sheet.K8"/>
      <style:map style:condition="is-true-formula(msoxl:AND(NOT(ISBLANK(J8)),ISBLANK(K8)))" style:apply-style-name="cf10" style:base-cell-address="Data_Sheet.K8"/>
      <style:map style:condition="is-true-formula(msoxl:AND(NOT(ISBLANK(J8)),ISBLANK(K8)))" style:apply-style-name="cf10" style:base-cell-address="Data_Sheet.K8"/>
      <style:map style:condition="is-true-formula(msoxl:AND(NOT(ISBLANK(J8)),ISBLANK(K8)))" style:apply-style-name="cf10" style:base-cell-address="Data_Sheet.K8"/>
      <style:map style:condition="is-true-formula(msoxl:AND(NOT(ISBLANK(J8)),ISBLANK(K8)))" style:apply-style-name="cf10" style:base-cell-address="Data_Sheet.K8"/>
      <style:map style:condition="is-true-formula(msoxl:AND(NOT(ISBLANK(J8)),ISBLANK(K8)))" style:apply-style-name="cf10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0" style:base-cell-address="Data_Sheet.K9"/>
      <style:map style:condition="is-true-formula(msoxl:AND(NOT(ISBLANK(J9)),ISBLANK(K9)))" style:apply-style-name="cf10" style:base-cell-address="Data_Sheet.K9"/>
      <style:map style:condition="is-true-formula(msoxl:AND(NOT(ISBLANK(J9)),ISBLANK(K9)))" style:apply-style-name="cf10" style:base-cell-address="Data_Sheet.K9"/>
      <style:map style:condition="is-true-formula(msoxl:AND(NOT(ISBLANK(J9)),ISBLANK(K9)))" style:apply-style-name="cf10" style:base-cell-address="Data_Sheet.K9"/>
      <style:map style:condition="is-true-formula(msoxl:AND(NOT(ISBLANK(J9)),ISBLANK(K9)))" style:apply-style-name="cf10" style:base-cell-address="Data_Sheet.K9"/>
      <style:map style:condition="is-true-formula(msoxl:AND(NOT(ISBLANK(J9)),ISBLANK(K9)))" style:apply-style-name="cf10" style:base-cell-address="Data_Sheet.K9"/>
      <style:map style:condition="is-true-formula(msoxl:AND(NOT(ISBLANK(J9)),ISBLANK(K9)))" style:apply-style-name="cf10" style:base-cell-address="Data_Sheet.K9"/>
      <style:map style:condition="is-true-formula(msoxl:AND(NOT(ISBLANK(J9)),ISBLANK(K9)))" style:apply-style-name="cf10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0" style:base-cell-address="Data_Sheet.L8"/>
      <style:map style:condition="is-true-formula(msoxl:AND(NOT(ISBLANK(M8)),ISBLANK(L8)))" style:apply-style-name="cf10" style:base-cell-address="Data_Sheet.L8"/>
      <style:map style:condition="is-true-formula(msoxl:AND(NOT(ISBLANK(M8)),ISBLANK(L8)))" style:apply-style-name="cf10" style:base-cell-address="Data_Sheet.L8"/>
      <style:map style:condition="is-true-formula(msoxl:AND(NOT(ISBLANK(M8)),ISBLANK(L8)))" style:apply-style-name="cf10" style:base-cell-address="Data_Sheet.L8"/>
      <style:map style:condition="is-true-formula(msoxl:AND(NOT(ISBLANK(M8)),ISBLANK(L8)))" style:apply-style-name="cf10" style:base-cell-address="Data_Sheet.L8"/>
      <style:map style:condition="is-true-formula(msoxl:AND(NOT(ISBLANK(M8)),ISBLANK(L8)))" style:apply-style-name="cf10" style:base-cell-address="Data_Sheet.L8"/>
      <style:map style:condition="is-true-formula(msoxl:AND(NOT(ISBLANK(M8)),ISBLANK(L8)))" style:apply-style-name="cf10" style:base-cell-address="Data_Sheet.L8"/>
      <style:map style:condition="is-true-formula(msoxl:AND(NOT(ISBLANK(M8)),ISBLANK(L8)))" style:apply-style-name="cf10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0" style:base-cell-address="Data_Sheet.L9"/>
      <style:map style:condition="is-true-formula(msoxl:AND(NOT(ISBLANK(M9)),ISBLANK(L9)))" style:apply-style-name="cf10" style:base-cell-address="Data_Sheet.L9"/>
      <style:map style:condition="is-true-formula(msoxl:AND(NOT(ISBLANK(M9)),ISBLANK(L9)))" style:apply-style-name="cf10" style:base-cell-address="Data_Sheet.L9"/>
      <style:map style:condition="is-true-formula(msoxl:AND(NOT(ISBLANK(M9)),ISBLANK(L9)))" style:apply-style-name="cf10" style:base-cell-address="Data_Sheet.L9"/>
      <style:map style:condition="is-true-formula(msoxl:AND(NOT(ISBLANK(M9)),ISBLANK(L9)))" style:apply-style-name="cf10" style:base-cell-address="Data_Sheet.L9"/>
      <style:map style:condition="is-true-formula(msoxl:AND(NOT(ISBLANK(M9)),ISBLANK(L9)))" style:apply-style-name="cf10" style:base-cell-address="Data_Sheet.L9"/>
      <style:map style:condition="is-true-formula(msoxl:AND(NOT(ISBLANK(M9)),ISBLANK(L9)))" style:apply-style-name="cf10" style:base-cell-address="Data_Sheet.L9"/>
      <style:map style:condition="is-true-formula(msoxl:AND(NOT(ISBLANK(M9)),ISBLANK(L9)))" style:apply-style-name="cf10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0" style:base-cell-address="Data_Sheet.T6"/>
      <style:map style:condition="is-true-formula(msoxl:AND(NOT(ISBLANK(U6)),ISBLANK(T6)))" style:apply-style-name="cf10" style:base-cell-address="Data_Sheet.T6"/>
      <style:map style:condition="is-true-formula(msoxl:AND(NOT(ISBLANK(U6)),ISBLANK(T6)))" style:apply-style-name="cf10" style:base-cell-address="Data_Sheet.T6"/>
      <style:map style:condition="is-true-formula(msoxl:AND(NOT(ISBLANK(U6)),ISBLANK(T6)))" style:apply-style-name="cf10" style:base-cell-address="Data_Sheet.T6"/>
      <style:map style:condition="is-true-formula(msoxl:AND(NOT(ISBLANK(U6)),ISBLANK(T6)))" style:apply-style-name="cf10" style:base-cell-address="Data_Sheet.T6"/>
      <style:map style:condition="is-true-formula(msoxl:AND(NOT(ISBLANK(U6)),ISBLANK(T6)))" style:apply-style-name="cf10" style:base-cell-address="Data_Sheet.T6"/>
      <style:map style:condition="is-true-formula(msoxl:AND(NOT(ISBLANK(U6)),ISBLANK(T6)))" style:apply-style-name="cf10" style:base-cell-address="Data_Sheet.T6"/>
      <style:map style:condition="is-true-formula(msoxl:AND(NOT(ISBLANK(U6)),ISBLANK(T6)))" style:apply-style-name="cf10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0" style:base-cell-address="Data_Sheet.U6"/>
      <style:map style:condition="is-true-formula(msoxl:AND(NOT(ISBLANK(T6)),ISBLANK(U6)))" style:apply-style-name="cf10" style:base-cell-address="Data_Sheet.U6"/>
      <style:map style:condition="is-true-formula(msoxl:AND(NOT(ISBLANK(T6)),ISBLANK(U6)))" style:apply-style-name="cf10" style:base-cell-address="Data_Sheet.U6"/>
      <style:map style:condition="is-true-formula(msoxl:AND(NOT(ISBLANK(T6)),ISBLANK(U6)))" style:apply-style-name="cf10" style:base-cell-address="Data_Sheet.U6"/>
      <style:map style:condition="is-true-formula(msoxl:AND(NOT(ISBLANK(T6)),ISBLANK(U6)))" style:apply-style-name="cf10" style:base-cell-address="Data_Sheet.U6"/>
      <style:map style:condition="is-true-formula(msoxl:AND(NOT(ISBLANK(T6)),ISBLANK(U6)))" style:apply-style-name="cf10" style:base-cell-address="Data_Sheet.U6"/>
      <style:map style:condition="is-true-formula(msoxl:AND(NOT(ISBLANK(T6)),ISBLANK(U6)))" style:apply-style-name="cf10" style:base-cell-address="Data_Sheet.U6"/>
      <style:map style:condition="is-true-formula(msoxl:AND(NOT(ISBLANK(T6)),ISBLANK(U6)))" style:apply-style-name="cf10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4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4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9" style:base-cell-address="Data_Sheet.AA4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4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0" style:base-cell-address="Data_Sheet.V6"/>
      <style:map style:condition="is-true-formula(msoxl:AND(NOT(ISBLANK(W6)),ISBLANK(V6)))" style:apply-style-name="cf10" style:base-cell-address="Data_Sheet.V6"/>
      <style:map style:condition="is-true-formula(msoxl:AND(NOT(ISBLANK(W6)),ISBLANK(V6)))" style:apply-style-name="cf10" style:base-cell-address="Data_Sheet.V6"/>
      <style:map style:condition="is-true-formula(msoxl:AND(NOT(ISBLANK(W6)),ISBLANK(V6)))" style:apply-style-name="cf10" style:base-cell-address="Data_Sheet.V6"/>
      <style:map style:condition="is-true-formula(msoxl:AND(NOT(ISBLANK(W6)),ISBLANK(V6)))" style:apply-style-name="cf10" style:base-cell-address="Data_Sheet.V6"/>
      <style:map style:condition="is-true-formula(msoxl:AND(NOT(ISBLANK(W6)),ISBLANK(V6)))" style:apply-style-name="cf10" style:base-cell-address="Data_Sheet.V6"/>
      <style:map style:condition="is-true-formula(msoxl:AND(NOT(ISBLANK(W6)),ISBLANK(V6)))" style:apply-style-name="cf10" style:base-cell-address="Data_Sheet.V6"/>
      <style:map style:condition="is-true-formula(msoxl:AND(NOT(ISBLANK(W6)),ISBLANK(V6)))" style:apply-style-name="cf10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0" style:base-cell-address="Data_Sheet.W6"/>
      <style:map style:condition="is-true-formula(msoxl:AND(NOT(ISBLANK(V6)),ISBLANK(W6)))" style:apply-style-name="cf10" style:base-cell-address="Data_Sheet.W6"/>
      <style:map style:condition="is-true-formula(msoxl:AND(NOT(ISBLANK(V6)),ISBLANK(W6)))" style:apply-style-name="cf10" style:base-cell-address="Data_Sheet.W6"/>
      <style:map style:condition="is-true-formula(msoxl:AND(NOT(ISBLANK(V6)),ISBLANK(W6)))" style:apply-style-name="cf10" style:base-cell-address="Data_Sheet.W6"/>
      <style:map style:condition="is-true-formula(msoxl:AND(NOT(ISBLANK(V6)),ISBLANK(W6)))" style:apply-style-name="cf10" style:base-cell-address="Data_Sheet.W6"/>
      <style:map style:condition="is-true-formula(msoxl:AND(NOT(ISBLANK(V6)),ISBLANK(W6)))" style:apply-style-name="cf10" style:base-cell-address="Data_Sheet.W6"/>
      <style:map style:condition="is-true-formula(msoxl:AND(NOT(ISBLANK(V6)),ISBLANK(W6)))" style:apply-style-name="cf10" style:base-cell-address="Data_Sheet.W6"/>
      <style:map style:condition="is-true-formula(msoxl:AND(NOT(ISBLANK(V6)),ISBLANK(W6)))" style:apply-style-name="cf10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0" style:base-cell-address="Data_Sheet.Y6"/>
      <style:map style:condition="is-true-formula(msoxl:AND(NOT(ISBLANK(X6)),ISBLANK(Y6)))" style:apply-style-name="cf10" style:base-cell-address="Data_Sheet.Y6"/>
      <style:map style:condition="is-true-formula(msoxl:AND(NOT(ISBLANK(X6)),ISBLANK(Y6)))" style:apply-style-name="cf10" style:base-cell-address="Data_Sheet.Y6"/>
      <style:map style:condition="is-true-formula(msoxl:AND(NOT(ISBLANK(X6)),ISBLANK(Y6)))" style:apply-style-name="cf10" style:base-cell-address="Data_Sheet.Y6"/>
      <style:map style:condition="is-true-formula(msoxl:AND(NOT(ISBLANK(X6)),ISBLANK(Y6)))" style:apply-style-name="cf10" style:base-cell-address="Data_Sheet.Y6"/>
      <style:map style:condition="is-true-formula(msoxl:AND(NOT(ISBLANK(X6)),ISBLANK(Y6)))" style:apply-style-name="cf10" style:base-cell-address="Data_Sheet.Y6"/>
      <style:map style:condition="is-true-formula(msoxl:AND(NOT(ISBLANK(X6)),ISBLANK(Y6)))" style:apply-style-name="cf10" style:base-cell-address="Data_Sheet.Y6"/>
      <style:map style:condition="is-true-formula(msoxl:AND(NOT(ISBLANK(X6)),ISBLANK(Y6)))" style:apply-style-name="cf10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0" style:base-cell-address="Data_Sheet.X6"/>
      <style:map style:condition="is-true-formula(msoxl:AND(NOT(ISBLANK(Y6)),ISBLANK(X6)))" style:apply-style-name="cf10" style:base-cell-address="Data_Sheet.X6"/>
      <style:map style:condition="is-true-formula(msoxl:AND(NOT(ISBLANK(Y6)),ISBLANK(X6)))" style:apply-style-name="cf10" style:base-cell-address="Data_Sheet.X6"/>
      <style:map style:condition="is-true-formula(msoxl:AND(NOT(ISBLANK(Y6)),ISBLANK(X6)))" style:apply-style-name="cf10" style:base-cell-address="Data_Sheet.X6"/>
      <style:map style:condition="is-true-formula(msoxl:AND(NOT(ISBLANK(Y6)),ISBLANK(X6)))" style:apply-style-name="cf10" style:base-cell-address="Data_Sheet.X6"/>
      <style:map style:condition="is-true-formula(msoxl:AND(NOT(ISBLANK(Y6)),ISBLANK(X6)))" style:apply-style-name="cf10" style:base-cell-address="Data_Sheet.X6"/>
      <style:map style:condition="is-true-formula(msoxl:AND(NOT(ISBLANK(Y6)),ISBLANK(X6)))" style:apply-style-name="cf10" style:base-cell-address="Data_Sheet.X6"/>
      <style:map style:condition="is-true-formula(msoxl:AND(NOT(ISBLANK(Y6)),ISBLANK(X6)))" style:apply-style-name="cf10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  <style:style style:name="ce1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4">
            <text:p>Organisation name</text:p>
          </table:table-cell>
          <table:table-cell office:value-type="string" table:number-columns-spanned="1" table:number-rows-spanned="3" table:content-validation-name="val2" table:style-name="ce14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4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4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4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4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4">
            <text:p>Admin officers/admin assistants</text:p>
          </table:table-cell>
          <table:covered-table-cell/>
          <table:table-cell office:value-type="string" table:number-columns-spanned="2" table:number-rows-spanned="1" table:style-name="ce14">
            <text:p>Executive Officers</text:p>
          </table:table-cell>
          <table:covered-table-cell/>
          <table:table-cell office:value-type="string" table:number-columns-spanned="2" table:number-rows-spanned="1" table:style-name="ce14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4">
            <text:p>Grade 6/7</text:p>
          </table:table-cell>
          <table:covered-table-cell/>
          <table:table-cell office:value-type="string" table:number-columns-spanned="2" table:number-rows-spanned="1" table:style-name="ce14">
            <text:p>Senior Civil Service</text:p>
          </table:table-cell>
          <table:covered-table-cell/>
          <table:table-cell office:value-type="string" table:number-columns-spanned="2" table:number-rows-spanned="1" table:style-name="ce14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4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5">
            <text:p>Interim managers</text:p>
          </table:table-cell>
          <table:covered-table-cell/>
          <table:table-cell office:value-type="string" table:number-columns-spanned="2" table:number-rows-spanned="1" table:style-name="ce15">
            <text:p>Specialist Contractors</text:p>
          </table:table-cell>
          <table:covered-table-cell/>
          <table:table-cell office:value-type="string" table:number-columns-spanned="2" table:number-rows-spanned="1" table:style-name="ce15">
            <text:p>Consultants/consultancy</text:p>
          </table:table-cell>
          <table:covered-table-cell/>
          <table:table-cell office:value-type="string" table:number-columns-spanned="2" table:number-rows-spanned="1" table:style-name="ce1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0">
            <text:p>Salary</text:p>
          </table:table-cell>
          <table:table-cell office:value-type="string" table:number-columns-spanned="1" table:number-rows-spanned="2" table:style-name="ce20">
            <text:p>Allowances</text:p>
          </table:table-cell>
          <table:table-cell office:value-type="string" table:number-columns-spanned="1" table:number-rows-spanned="2" table:style-name="ce20">
            <text:p>Non-consolidated performance payments</text:p>
          </table:table-cell>
          <table:table-cell office:value-type="string" table:number-columns-spanned="1" table:number-rows-spanned="2" table:style-name="ce20">
            <text:p>Overtime</text:p>
          </table:table-cell>
          <table:table-cell office:value-type="string" table:number-columns-spanned="1" table:number-rows-spanned="2" table:style-name="ce20">
            <text:p>Employer pension contributions</text:p>
          </table:table-cell>
          <table:table-cell office:value-type="string" table:number-columns-spanned="1" table:number-rows-spanned="2" table:style-name="ce20">
            <text:p>Employer national insurance contributions</text:p>
          </table:table-cell>
          <table:table-cell office:value-type="string" table:number-columns-spanned="1" table:number-rows-spanned="2" table:style-name="ce14">
            <text:p>Total paybill for payroll staff</text:p>
          </table:table-cell>
          <table:table-cell office:value-type="string" table:number-columns-spanned="1" table:number-rows-spanned="2" table:style-name="ce14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4">
            <text:p>Total cost of consultants/</text:p>
            <text:p>consultancy</text:p>
          </table:table-cell>
          <table:table-cell office:value-type="string" table:number-columns-spanned="1" table:number-rows-spanned="2" table:style-name="ce14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9">
            <text:p>Ministerial Department</text:p>
          </table:table-cell>
          <table:table-cell office:value-type="string" table:style-name="ce24">
            <text:p>Home Office</text:p>
          </table:table-cell>
          <table:table-cell office:value-type="float" office:value="7583" table:style-name="ce32">
            <text:p>7583</text:p>
          </table:table-cell>
          <table:table-cell office:value-type="float" office:value="6813.07" table:style-name="ce35">
            <text:p>6813.07</text:p>
          </table:table-cell>
          <table:table-cell office:value-type="float" office:value="11614" table:style-name="ce51">
            <text:p>11614</text:p>
          </table:table-cell>
          <table:table-cell office:value-type="float" office:value="10782.68" table:style-name="ce52">
            <text:p>10782.68</text:p>
          </table:table-cell>
          <table:table-cell office:value-type="float" office:value="6194" table:style-name="ce93">
            <text:p>6194</text:p>
          </table:table-cell>
          <table:table-cell office:value-type="float" office:value="5967.68" table:style-name="ce92">
            <text:p>5967.68</text:p>
          </table:table-cell>
          <table:table-cell office:value-type="float" office:value="2030" table:style-name="ce104">
            <text:p>2030</text:p>
          </table:table-cell>
          <table:table-cell office:value-type="float" office:value="1981.36" table:style-name="ce105">
            <text:p>1981.36</text:p>
          </table:table-cell>
          <table:table-cell office:value-type="float" office:value="208" table:style-name="ce106">
            <text:p>208</text:p>
          </table:table-cell>
          <table:table-cell office:value-type="float" office:value="206.3" table:style-name="ce56">
            <text:p>206.3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60">
            <text:p>1</text:p>
          </table:table-cell>
          <table:table-cell office:value-type="float" office:value="27630" table:content-validation-name="val2" table:style-name="ce73">
            <text:p>27,630</text:p>
          </table:table-cell>
          <table:table-cell office:value-type="float" office:value="25752.39" table:content-validation-name="val2" table:style-name="ce75">
            <text:p>25,752</text:p>
          </table:table-cell>
          <table:table-cell office:value-type="float" office:value="1935" table:style-name="ce76">
            <text:p>1935</text:p>
          </table:table-cell>
          <table:table-cell office:value-type="float" office:value="1521.33" table:style-name="ce79">
            <text:p>1521.33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1935" table:style-name="ce140">
            <text:p>1,935</text:p>
          </table:table-cell>
          <table:table-cell office:value-type="float" office:value="1521.33" table:style-name="ce141">
            <text:p>1,521.33</text:p>
          </table:table-cell>
          <table:table-cell office:value-type="float" office:value="29565" table:content-validation-name="val2" table:style-name="ce142">
            <text:p>29,565</text:p>
          </table:table-cell>
          <table:table-cell office:value-type="float" office:value="27273" table:content-validation-name="val2" table:style-name="ce143">
            <text:p>27,273</text:p>
          </table:table-cell>
          <table:table-cell office:value-type="currency" office:value="64354598.530000001" table:content-validation-name="val1" table:style-name="ce18">
            <text:p>£64,354,598.53</text:p>
          </table:table-cell>
          <table:table-cell office:value-type="currency" office:value="5030170.5499999933" table:content-validation-name="val1" table:style-name="ce19">
            <text:p>£5,030,170.55</text:p>
          </table:table-cell>
          <table:table-cell office:value-type="currency" office:value="149328.01999999999" table:content-validation-name="val1" table:style-name="ce19">
            <text:p>£149,328.02</text:p>
          </table:table-cell>
          <table:table-cell office:value-type="currency" office:value="807634.41" table:content-validation-name="val1" table:style-name="ce19">
            <text:p>£807,634.41</text:p>
          </table:table-cell>
          <table:table-cell office:value-type="currency" office:value="14769410.040000001" table:content-validation-name="val1" table:style-name="ce19">
            <text:p>£14,769,410.04</text:p>
          </table:table-cell>
          <table:table-cell office:value-type="currency" office:value="7548226.0500000017" table:content-validation-name="val1" table:style-name="ce19">
            <text:p>£7,548,226.05</text:p>
          </table:table-cell>
          <table:table-cell office:value-type="currency" office:value="92659367.599999994" table:style-name="ce10">
            <text:p>£92,659,367.60</text:p>
          </table:table-cell>
          <table:table-cell office:value-type="currency" office:value="4571129.2" table:content-validation-name="val1" table:style-name="ce11">
            <text:p>£4,571,129.20</text:p>
          </table:table-cell>
          <table:table-cell office:value-type="currency" office:value="334260.36" table:content-validation-name="val1" table:style-name="ce11">
            <text:p>£334,260.36</text:p>
          </table:table-cell>
          <table:table-cell office:value-type="currency" office:value="4905389.5599999996" table:style-name="ce10">
            <text:p>£4,905,389.56</text:p>
          </table:table-cell>
          <table:table-cell office:value-type="currency" office:value="97564757.159999996" table:style-name="ce12">
            <text:p>£97,564,757.16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31">
            <text:p>Home Office</text:p>
          </table:table-cell>
          <table:table-cell office:value-type="float" office:value="367" table:style-name="ce33">
            <text:p>367</text:p>
          </table:table-cell>
          <table:table-cell office:value-type="float" office:value="305.42" table:style-name="ce36">
            <text:p>305.42</text:p>
          </table:table-cell>
          <table:table-cell office:value-type="float" office:value="242" table:style-name="ce55">
            <text:p>242</text:p>
          </table:table-cell>
          <table:table-cell office:value-type="float" office:value="224.23" table:style-name="ce54">
            <text:p>224.23</text:p>
          </table:table-cell>
          <table:table-cell office:value-type="float" office:value="296" table:style-name="ce94">
            <text:p>296</text:p>
          </table:table-cell>
          <table:table-cell office:value-type="float" office:value="284.31" table:style-name="ce95">
            <text:p>284.31</text:p>
          </table:table-cell>
          <table:table-cell office:value-type="float" office:value="39" table:style-name="ce108">
            <text:p>39</text:p>
          </table:table-cell>
          <table:table-cell office:value-type="float" office:value="38.47" table:style-name="ce107">
            <text:p>38.47</text:p>
          </table:table-cell>
          <table:table-cell office:value-type="float" office:value="6" table:style-name="ce109">
            <text:p>6</text:p>
          </table:table-cell>
          <table:table-cell office:value-type="float" office:value="6" table:style-name="ce57">
            <text:p>6</text:p>
          </table:table-cell>
          <table:table-cell office:value-type="float" office:value="6" table:style-name="ce58">
            <text:p>6</text:p>
          </table:table-cell>
          <table:table-cell office:value-type="float" office:value="0.83" table:style-name="ce61">
            <text:p>0.83</text:p>
          </table:table-cell>
          <table:table-cell office:value-type="float" office:value="956" table:content-validation-name="val2" table:style-name="ce72">
            <text:p>956</text:p>
          </table:table-cell>
          <table:table-cell office:value-type="float" office:value="859" table:content-validation-name="val2" table:style-name="ce74">
            <text:p>859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11" table:style-name="ce134">
            <text:p>11</text:p>
          </table:table-cell>
          <table:table-cell office:value-type="float" office:value="11" table:style-name="ce158">
            <text:p>11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" table:style-name="ce164">
            <text:p>11</text:p>
          </table:table-cell>
          <table:table-cell office:value-type="float" office:value="11" table:style-name="ce147">
            <text:p>11</text:p>
          </table:table-cell>
          <table:table-cell office:value-type="float" office:value="967" table:content-validation-name="val2" table:style-name="ce144">
            <text:p>967</text:p>
          </table:table-cell>
          <table:table-cell office:value-type="float" office:value="870" table:content-validation-name="val2" table:style-name="ce163">
            <text:p>870</text:p>
          </table:table-cell>
          <table:table-cell office:value-type="currency" office:value="1969899.8399999971" table:content-validation-name="val1" table:style-name="ce18">
            <text:p>£1,969,899.84</text:p>
          </table:table-cell>
          <table:table-cell office:value-type="currency" office:value="8575.5700000000179" table:content-validation-name="val1" table:style-name="ce19">
            <text:p>£8,575.57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53106.59" table:content-validation-name="val1" table:style-name="ce19">
            <text:p>£53,106.59</text:p>
          </table:table-cell>
          <table:table-cell office:value-type="currency" office:value="394881.29999999912" table:content-validation-name="val1" table:style-name="ce19">
            <text:p>£394,881.30</text:p>
          </table:table-cell>
          <table:table-cell office:value-type="currency" office:value="192089.60999999967" table:content-validation-name="val1" table:style-name="ce19">
            <text:p>£192,089.61</text:p>
          </table:table-cell>
          <table:table-cell office:value-type="currency" office:value="2618552.91" table:style-name="ce10">
            <text:p>£2,618,552.91</text:p>
          </table:table-cell>
          <table:table-cell office:value-type="currency" office:value="317397" table:content-validation-name="val1" table:style-name="ce11">
            <text:p>£317,397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317397" table:style-name="ce10">
            <text:p>£317,397.00</text:p>
          </table:table-cell>
          <table:table-cell office:value-type="currency" office:value="2935949.91" table:style-name="ce12">
            <text:p>£2,935,949.91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8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211" table:style-name="ce34">
            <text:p>211</text:p>
          </table:table-cell>
          <table:table-cell office:value-type="float" office:value="208.46609999999998" table:style-name="ce37">
            <text:p>208.4661</text:p>
          </table:table-cell>
          <table:table-cell office:value-type="float" office:value="444" table:style-name="ce50">
            <text:p>444</text:p>
          </table:table-cell>
          <table:table-cell office:value-type="float" office:value="433.55" table:style-name="ce53">
            <text:p>433.55</text:p>
          </table:table-cell>
          <table:table-cell office:value-type="float" office:value="223" table:style-name="ce97">
            <text:p>223</text:p>
          </table:table-cell>
          <table:table-cell office:value-type="float" office:value="219.27" table:style-name="ce96">
            <text:p>219.27</text:p>
          </table:table-cell>
          <table:table-cell office:value-type="float" office:value="44" table:style-name="ce111">
            <text:p>44</text:p>
          </table:table-cell>
          <table:table-cell office:value-type="float" office:value="44" table:style-name="ce110">
            <text:p>44</text:p>
          </table:table-cell>
          <table:table-cell office:value-type="float" office:value="6" table:style-name="ce112">
            <text:p>6</text:p>
          </table:table-cell>
          <table:table-cell office:value-type="float" office:value="6" table:style-name="ce117">
            <text:p>6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928" table:content-validation-name="val2" table:style-name="ce72">
            <text:p>928</text:p>
          </table:table-cell>
          <table:table-cell office:value-type="float" office:value="911" table:content-validation-name="val2" table:style-name="ce86">
            <text:p>911</text:p>
          </table:table-cell>
          <table:table-cell office:value-type="float" office:value="100" table:style-name="ce88">
            <text:p>100</text:p>
          </table:table-cell>
          <table:table-cell office:value-type="float" office:value="99.65" table:style-name="ce91">
            <text:p>99.65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5" table:style-name="ce149">
            <text:p>5</text:p>
          </table:table-cell>
          <table:table-cell office:value-type="float" office:value="5" table:style-name="ce152">
            <text:p>5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105" table:style-name="ce164">
            <text:p>105</text:p>
          </table:table-cell>
          <table:table-cell office:value-type="float" office:value="104.65" table:style-name="ce146">
            <text:p>104.65</text:p>
          </table:table-cell>
          <table:table-cell office:value-type="float" office:value="1033" table:content-validation-name="val2" table:style-name="ce144">
            <text:p>1,033</text:p>
          </table:table-cell>
          <table:table-cell office:value-type="float" office:value="1016" table:content-validation-name="val2" table:style-name="ce165">
            <text:p>1,016</text:p>
          </table:table-cell>
          <table:table-cell office:value-type="currency" office:value="2548741.2599999998" table:content-validation-name="val1" table:style-name="ce18">
            <text:p>£2,548,741.26</text:p>
          </table:table-cell>
          <table:table-cell office:value-type="currency" office:value="116380.81999999999" table:content-validation-name="val1" table:style-name="ce19">
            <text:p>£116,380.82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37347" table:content-validation-name="val1" table:style-name="ce19">
            <text:p>£37,347.00</text:p>
          </table:table-cell>
          <table:table-cell office:value-type="currency" office:value="519349.56" table:content-validation-name="val1" table:style-name="ce19">
            <text:p>£519,349.56</text:p>
          </table:table-cell>
          <table:table-cell office:value-type="currency" office:value="280464.03999999998" table:content-validation-name="val1" table:style-name="ce19">
            <text:p>£280,464.04</text:p>
          </table:table-cell>
          <table:table-cell office:value-type="currency" office:value="3502282.68" table:style-name="ce10">
            <text:p>£3,502,282.68</text:p>
          </table:table-cell>
          <table:table-cell office:value-type="currency" office:value="512658" table:content-validation-name="val1" table:style-name="ce11">
            <text:p>£512,658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512658" table:style-name="ce10">
            <text:p>£512,658.00</text:p>
          </table:table-cell>
          <table:table-cell office:value-type="currency" office:value="4014940.68" table:style-name="ce12">
            <text:p>£4,014,940.68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8" table:style-name="ce39">
            <text:p>8</text:p>
          </table:table-cell>
          <table:table-cell office:value-type="float" office:value="6.17" table:style-name="ce42">
            <text:p>6.17</text:p>
          </table:table-cell>
          <table:table-cell office:value-type="float" office:value="6" table:style-name="ce44">
            <text:p>6</text:p>
          </table:table-cell>
          <table:table-cell office:value-type="float" office:value="5.4" table:style-name="ce48">
            <text:p>5.4</text:p>
          </table:table-cell>
          <table:table-cell office:value-type="float" office:value="40" table:style-name="ce99">
            <text:p>40</text:p>
          </table:table-cell>
          <table:table-cell office:value-type="float" office:value="39.799999999999997" table:style-name="ce98">
            <text:p>39.8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4">
            <text:p>1</text:p>
          </table:table-cell>
          <table:table-cell office:value-type="float" office:value="1" table:style-name="ce115">
            <text:p>1</text:p>
          </table:table-cell>
          <table:table-cell office:value-type="float" office:value="0.8" table:style-name="ce116">
            <text:p>0.8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56" table:content-validation-name="val2" table:style-name="ce72">
            <text:p>56</text:p>
          </table:table-cell>
          <table:table-cell office:value-type="float" office:value="53.169999999999995" table:content-validation-name="val2" table:style-name="ce87">
            <text:p>53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56" table:content-validation-name="val2" table:style-name="ce144">
            <text:p>56</text:p>
          </table:table-cell>
          <table:table-cell office:value-type="float" office:value="53.169999999999995" table:content-validation-name="val2" table:style-name="ce166">
            <text:p>53</text:p>
          </table:table-cell>
          <table:table-cell office:value-type="currency" office:value="151507.49" table:content-validation-name="val1" table:style-name="ce18">
            <text:p>£151,507.49</text:p>
          </table:table-cell>
          <table:table-cell office:value-type="currency" office:value="2244.94" table:content-validation-name="val1" table:style-name="ce19">
            <text:p>£2,244.94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31277.06" table:content-validation-name="val1" table:style-name="ce19">
            <text:p>£31,277.06</text:p>
          </table:table-cell>
          <table:table-cell office:value-type="currency" office:value="16180.23" table:content-validation-name="val1" table:style-name="ce19">
            <text:p>£16,180.23</text:p>
          </table:table-cell>
          <table:table-cell office:value-type="currency" office:value="201209.72" table:style-name="ce10">
            <text:p>£201,209.72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1209.72" table:style-name="ce12">
            <text:p>£201,209.72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52" table:style-name="ce38">
            <text:p>52</text:p>
          </table:table-cell>
          <table:table-cell office:value-type="float" office:value="50.13" table:style-name="ce41">
            <text:p>50.13</text:p>
          </table:table-cell>
          <table:table-cell office:value-type="float" office:value="80" table:style-name="ce45">
            <text:p>80</text:p>
          </table:table-cell>
          <table:table-cell office:value-type="float" office:value="79.75" table:style-name="ce47">
            <text:p>79.75</text:p>
          </table:table-cell>
          <table:table-cell office:value-type="float" office:value="45" table:style-name="ce101">
            <text:p>45</text:p>
          </table:table-cell>
          <table:table-cell office:value-type="float" office:value="43.4" table:style-name="ce100">
            <text:p>43.4</text:p>
          </table:table-cell>
          <table:table-cell office:value-type="float" office:value="30" table:style-name="ce119">
            <text:p>30</text:p>
          </table:table-cell>
          <table:table-cell office:value-type="float" office:value="30" table:style-name="ce120">
            <text:p>30</text:p>
          </table:table-cell>
          <table:table-cell office:value-type="float" office:value="4" table:style-name="ce122">
            <text:p>4</text:p>
          </table:table-cell>
          <table:table-cell office:value-type="float" office:value="4" table:style-name="ce63">
            <text:p>4</text:p>
          </table:table-cell>
          <table:table-cell office:value-type="float" office:value="6" table:style-name="ce64">
            <text:p>6</text:p>
          </table:table-cell>
          <table:table-cell office:value-type="float" office:value="1.27" table:style-name="ce66">
            <text:p>1.27</text:p>
          </table:table-cell>
          <table:table-cell office:value-type="float" office:value="217" table:content-validation-name="val2" table:style-name="ce72">
            <text:p>217</text:p>
          </table:table-cell>
          <table:table-cell office:value-type="float" office:value="209" table:content-validation-name="val2" table:style-name="ce81">
            <text:p>209</text:p>
          </table:table-cell>
          <table:table-cell office:value-type="float" office:value="11" table:style-name="ce83">
            <text:p>11</text:p>
          </table:table-cell>
          <table:table-cell office:value-type="float" office:value="11" table:style-name="ce84">
            <text:p>11</text:p>
          </table:table-cell>
          <table:table-cell office:value-type="float" office:value="5" table:style-name="ce125">
            <text:p>5</text:p>
          </table:table-cell>
          <table:table-cell office:value-type="float" office:value="4.5999999999999996" table:style-name="ce137">
            <text:p>4.6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16" table:style-name="ce164">
            <text:p>16</text:p>
          </table:table-cell>
          <table:table-cell office:value-type="float" office:value="15.6" table:style-name="ce145">
            <text:p>15.60</text:p>
          </table:table-cell>
          <table:table-cell office:value-type="float" office:value="233" table:content-validation-name="val2" table:style-name="ce144">
            <text:p>233</text:p>
          </table:table-cell>
          <table:table-cell office:value-type="float" office:value="224" table:content-validation-name="val2" table:style-name="ce167">
            <text:p>224</text:p>
          </table:table-cell>
          <table:table-cell office:value-type="currency" office:value="575023.02" table:content-validation-name="val1" table:style-name="ce18">
            <text:p>£575,023.02</text:p>
          </table:table-cell>
          <table:table-cell office:value-type="currency" office:value="47620.18" table:content-validation-name="val1" table:style-name="ce19">
            <text:p>£47,620.18</text:p>
          </table:table-cell>
          <table:table-cell office:value-type="currency" office:value="2100" table:content-validation-name="val1" table:style-name="ce19">
            <text:p>£2,100.00</text:p>
          </table:table-cell>
          <table:table-cell office:value-type="currency" office:value="44952.74" table:content-validation-name="val1" table:style-name="ce19">
            <text:p>£44,952.74</text:p>
          </table:table-cell>
          <table:table-cell office:value-type="currency" office:value="15824.72" table:content-validation-name="val1" table:style-name="ce19">
            <text:p>£15,824.72</text:p>
          </table:table-cell>
          <table:table-cell office:value-type="currency" office:value="71638.12" table:content-validation-name="val1" table:style-name="ce19">
            <text:p>£71,638.12</text:p>
          </table:table-cell>
          <table:table-cell office:value-type="currency" office:value="757158.78" table:style-name="ce10">
            <text:p>£757,158.78</text:p>
          </table:table-cell>
          <table:table-cell office:value-type="currency" office:value="170716.16" table:content-validation-name="val1" table:style-name="ce11">
            <text:p>£170,716.16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70716.16" table:style-name="ce10">
            <text:p>£170,716.16</text:p>
          </table:table-cell>
          <table:table-cell office:value-type="currency" office:value="927874.94" table:style-name="ce12">
            <text:p>£927,874.94</text:p>
          </table:table-cell>
          <table:table-cell table:content-validation-name="val2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6" table:style-name="ce40">
            <text:p>6</text:p>
          </table:table-cell>
          <table:table-cell office:value-type="float" office:value="5.6" table:style-name="ce43">
            <text:p>5.6</text:p>
          </table:table-cell>
          <table:table-cell office:value-type="float" office:value="8" table:style-name="ce49">
            <text:p>8</text:p>
          </table:table-cell>
          <table:table-cell office:value-type="float" office:value="7.6" table:style-name="ce46">
            <text:p>7.6</text:p>
          </table:table-cell>
          <table:table-cell office:value-type="float" office:value="52" table:style-name="ce103">
            <text:p>52</text:p>
          </table:table-cell>
          <table:table-cell office:value-type="float" office:value="50.82" table:style-name="ce102">
            <text:p>50.82</text:p>
          </table:table-cell>
          <table:table-cell office:value-type="float" office:value="3" table:style-name="ce118">
            <text:p>3</text:p>
          </table:table-cell>
          <table:table-cell office:value-type="float" office:value="2.59" table:style-name="ce121">
            <text:p>2.59</text:p>
          </table:table-cell>
          <table:table-cell office:value-type="float" office:value="1" table:style-name="ce123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70" table:content-validation-name="val2" table:style-name="ce80">
            <text:p>70</text:p>
          </table:table-cell>
          <table:table-cell office:value-type="float" office:value="68.070000000000007" table:content-validation-name="val2" table:style-name="ce80">
            <text:p>68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2" table:style-name="ce128">
            <text:p>2</text:p>
          </table:table-cell>
          <table:table-cell office:value-type="float" office:value="2" table:style-name="ce171">
            <text:p>2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3" table:style-name="ce169">
            <text:p>3</text:p>
          </table:table-cell>
          <table:table-cell office:value-type="float" office:value="3" table:style-name="ce169">
            <text:p>3</text:p>
          </table:table-cell>
          <table:table-cell office:value-type="float" office:value="73" table:content-validation-name="val2" table:style-name="ce168">
            <text:p>73</text:p>
          </table:table-cell>
          <table:table-cell office:value-type="float" office:value="71.070000000000007" table:content-validation-name="val2" table:style-name="ce168">
            <text:p>71</text:p>
          </table:table-cell>
          <table:table-cell office:value-type="currency" office:value="180284.74" table:formula="msoxl:=178464.22+1582.59+237.93" table:content-validation-name="val1" table:style-name="ce18">
            <text:p>£180,284.74</text:p>
          </table:table-cell>
          <table:table-cell office:value-type="currency" office:value="8593.42" table:formula="msoxl:=7482.74+1110.68" table:content-validation-name="val1" table:style-name="ce19">
            <text:p>£8,593.42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36661.68" table:content-validation-name="val1" table:style-name="ce19">
            <text:p>£36,661.68</text:p>
          </table:table-cell>
          <table:table-cell office:value-type="currency" office:value="20711.990000000002" table:content-validation-name="val1" table:style-name="ce19">
            <text:p>£20,711.99</text:p>
          </table:table-cell>
          <table:table-cell office:value-type="currency" office:value="246251.83" table:style-name="ce10">
            <text:p>£246,251.83</text:p>
          </table:table-cell>
          <table:table-cell office:value-type="currency" office:value="2902.32" table:content-validation-name="val1" table:style-name="ce11">
            <text:p>£2,902.32</text:p>
          </table:table-cell>
          <table:table-cell office:value-type="currency" office:value="16942.32" table:content-validation-name="val1" table:style-name="ce11">
            <text:p>£16,942.32</text:p>
          </table:table-cell>
          <table:table-cell office:value-type="currency" office:value="19844.64" table:style-name="ce10">
            <text:p>£19,844.64</text:p>
          </table:table-cell>
          <table:table-cell office:value-type="currency" office:value="266096.46999999997" table:style-name="ce12">
            <text:p>£266,096.47</text:p>
          </table:table-cell>
          <table:table-cell table:content-validation-name="val2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currency-style style:name="N60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style style:name="cf10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Ian Berry</dc:creator>
    <meta:creation-date>2012-07-18T14:50:11Z</meta:creation-date>
    <dc:date>2016-12-21T09:47:01Z</dc:date>
  </office:meta>
</office:document-meta>
</file>